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roxima-nova" svg:font-family="proxima-nova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c0be" officeooo:paragraph-rsid="0000c0be"/>
    </style:style>
    <style:style style:name="P2" style:family="paragraph" style:parent-style-name="Standard">
      <style:text-properties officeooo:rsid="0000c0be" officeooo:paragraph-rsid="00029b38"/>
    </style:style>
    <style:style style:name="P3" style:family="paragraph" style:parent-style-name="Standard">
      <style:text-properties officeooo:rsid="000135e4" officeooo:paragraph-rsid="000135e4"/>
    </style:style>
    <style:style style:name="P4" style:family="paragraph" style:parent-style-name="Standard">
      <style:text-properties officeooo:rsid="000135e4" officeooo:paragraph-rsid="00029b38"/>
    </style:style>
    <style:style style:name="P5" style:family="paragraph" style:parent-style-name="Standard">
      <style:text-properties officeooo:rsid="00026363" officeooo:paragraph-rsid="00029b38"/>
    </style:style>
    <style:style style:name="P6" style:family="paragraph" style:parent-style-name="Standard">
      <style:text-properties officeooo:rsid="00029b38" officeooo:paragraph-rsid="00029b38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fo:widows="1" fo:text-indent="0in" style:auto-text-indent="false" fo:padding="0in" fo:border="none"/>
    </style:style>
    <style:style style:name="P8" style:family="paragraph" style:parent-style-name="Heading_20_3">
      <style:text-properties fo:font-variant="normal" fo:text-transform="none" fo:color="#121212" style:font-name="proxima-nova" fo:letter-spacing="normal" fo:font-style="normal" fo:font-weight="bold"/>
    </style:style>
    <style:style style:name="T1" style:family="text">
      <style:text-properties officeooo:rsid="0000c0be"/>
    </style:style>
    <style:style style:name="T2" style:family="text">
      <style:text-properties officeooo:rsid="000135e4"/>
    </style:style>
    <style:style style:name="T3" style:family="text">
      <style:text-properties officeooo:rsid="00029b38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<text:span text:style-name="T1">Lekcija </text:span>10. Storing Your Objects' Info. In a MySQL Database</text:h>
      <text:list xml:id="list478004776806622731" text:style-name="L1">
        <text:list-header>
          <text:p text:style-name="P7"/>
        </text:list-header>
      </text:list>
      <text:p text:style-name="P2">U ovoj lekciji se pokazuje kako se <text:span text:style-name="T2">pomoću phpmyadmin-a </text:span>kreira mysql baza podataka <text:span text:style-name="T2">i </text:span>kako se manipuliše sa podacima smeštenim u tabel<text:span text:style-name="T3">i</text:span> baze. <text:span text:style-name="T2">Pod manipulacijom se podrazumijevaju operacije dodavanja ( insert ), brisanja (delete) i ažuriranja ( update ), kao i operacija pretraživanja ( select).</text:span></text:p>
      <text:p text:style-name="P2"/>
      <text:p text:style-name="P4">U primeru koji koristi Alex kreirana je baza podataka sa imenom fitl, a zatim je u njoj kreirana tabela questions sa atributima id, title, description, code, submitted_at, gdje je id poseban atribut koji se koristi za jedinstvenu identifikaciju svakog sloga ( record ) tabela. Obično je ovaj atribut tipa int sa auto-increment opcijom za automatsko popunjavanjem rednim brojem ( 1,2,3...) onim redom kako se slogovi insert-uju u tabelu.</text:p>
      <text:p text:style-name="P4"/>
      <text:p text:style-name="P6">Na kraju lekcije postoje vježbe za rad sa bazom podataka kao i dodatni resursi kojima se definišue neki elementi baze ( kao na primer tipovi atributa i najčešći oblici sql upita ).</text:p>
      <text:p text:style-name="P6"/>
      <text:p text:style-name="P5">Inače, baze podataka su posebna tema koja se može <text:span text:style-name="T3">izučavati</text:span> iz više aspekata ( matematička teorija relacionog modela, dizajniranj<text:span text:style-name="T3">a</text:span> baze podataka p<text:span text:style-name="T3">utem</text:span> entity-relashinship modela, <text:span text:style-name="T3">teorije normalnih formi, itd...).</text:span></text:p>
      <text:p text:style-name="P5"/>
      <text:p text:style-name="P5">Vjerujem da je Bojanu sve ovo dobro poznato, zato se nećemo dalje baviti ovom temom. 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proxima-nova" svg:font-family="proxima-nova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06:57:52.684567012</meta:creation-date>
    <dc:date>2016-02-18T08:12:57.894708343</dc:date>
    <meta:editing-duration>PT12M12S</meta:editing-duration>
    <meta:editing-cycles>1</meta:editing-cycles>
    <meta:document-statistic meta:table-count="0" meta:image-count="0" meta:object-count="0" meta:page-count="1" meta:paragraph-count="7" meta:word-count="199" meta:character-count="1265" meta:non-whitespace-character-count="1072"/>
    <meta:generator>LibreOffice/4.2.8.2$Linux_X86_64 LibreOffice_project/420m0$Build-2</meta:generator>
  </office:meta>
</office:document-meta>
</file>